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fo:font-size="12pt" fo:font-weight="normal" officeooo:rsid="006abe4a" style:font-size-asian="10.5pt" style:font-weight-asian="normal" style:font-size-complex="12pt" style:font-weight-complex="normal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6"/>
      <text:p text:style-name="P6"/>
      <text:p text:style-name="P6">Di<text:span text:style-name="T3">marts</text:span><text:tab/>2<text:span text:style-name="T5">3</text:span>/09/2<text:span text:style-name="T5">5</text:span></text:p>
      <text:p text:style-name="P3">Comentat </text:p>
      <text:list xml:id="list4968601413517818978" text:style-name="L1">
        <text:list-item>
          <text:p text:style-name="P12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4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5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7">Di<text:span text:style-name="T3">mecres</text:span><text:tab/>2<text:span text:style-name="T5">4</text:span>/09/2<text:span text:style-name="T5">5</text:span></text:p>
      <text:p text:style-name="P4"><text:s/></text:p>
      <text:list xml:id="list8999529443440507479" text:style-name="L2">
        <text:list-item>
          <text:p text:style-name="P17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9"/>
      <text:p text:style-name="P7">Di<text:span text:style-name="T4">jous<text:tab/></text:span><text:tab/>2<text:span text:style-name="T5">5</text:span>/09/2<text:span text:style-name="T5">5</text:span></text:p>
      <text:p text:style-name="P4"><text:s/></text:p>
      <text:list xml:id="list4524999975410164172" text:style-name="L3">
        <text:list-item>
          <text:p text:style-name="P1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9">Comentat exercici 1.3-1</text:p>
        </text:list-item>
        <text:list-item>
          <text:p text:style-name="P20">Arribat fins apartat 1.3-2 Condensador</text:p>
        </text:list-item>
      </text:list>
      <text:p text:style-name="P10"/>
      <text:p text:style-name="P7">Di<text:span text:style-name="T4">vendres<text:tab/></text:span>2<text:span text:style-name="T5">6</text:span>/09/2<text:span text:style-name="T5">5</text:span></text:p>
      <text:p text:style-name="P4"><text:s/></text:p>
      <text:list xml:id="list3820839119094106355" text:style-name="L4">
        <text:list-item>
          <text:p text:style-name="P21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21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11"><text:s/></text:p>
      <text:p text:style-name="P11"/>
      <text:p text:style-name="P8">Di<text:span text:style-name="T3">marts</text:span><text:tab/><text:span text:style-name="T5">30</text:span>/09/2<text:span text:style-name="T5">5</text:span></text:p>
      <text:p text:style-name="P5"/>
      <text:p text:style-name="P13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3"/>
      <text:p text:style-name="P16"/>
      <text:p text:style-name="P16">Di<text:span text:style-name="T3">mecres</text:span><text:tab/><text:span text:style-name="T11">01</text:span>/<text:span text:style-name="T11">10</text:span>/2<text:span text:style-name="T5">5</text:span></text:p>
      <text:p text:style-name="P13"><text:s/></text:p>
      <text:list xml:id="list193448226284992" text:continue-list="list8999529443440507479" text:style-name="L2">
        <text:list-item>
          <text:p text:style-name="P18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01T19:34:47.994518999</dc:date>
    <meta:editing-duration>PT2H6M24S</meta:editing-duration>
    <meta:editing-cycles>200</meta:editing-cycles>
    <meta:document-statistic meta:table-count="0" meta:image-count="0" meta:object-count="0" meta:page-count="1" meta:paragraph-count="25" meta:word-count="137" meta:character-count="830" meta:non-whitespace-character-count="713"/>
  </office:meta>
</office:document-meta>
</file>